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legate.create( Class targetClass ,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or.setInterface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TargetClass( Class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structorDelegate.Constructor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